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co1" style:family="table-column">
      <style:table-column-properties fo:break-before="auto" style:column-width="3.641cm"/>
    </style:style>
    <style:style style:name="co2" style:family="table-column">
      <style:table-column-properties fo:break-before="auto" style:column-width="2.092cm"/>
    </style:style>
    <style:style style:name="co3" style:family="table-column">
      <style:table-column-properties fo:break-before="auto" style:column-width="1.66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PageStyle_5f_Time_20_Line">
      <style:table-properties table:display="true" style:writing-mode="lr-tb"/>
    </style:style>
    <style:style style:name="ta2" style:family="table" style:master-page-name="PageStyle_5f_Gannt">
      <style:table-properties table:display="true" style:writing-mode="lr-tb"/>
    </style:style>
    <style:style style:name="ta3" style:family="table" style:master-page-name="PageStyle_5f_Help_20_time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12">
      <style:table-cell-properties style:rotation-align="none"/>
    </style:style>
    <style:style style:name="ce2" style:family="table-cell" style:parent-style-name="Default" style:data-style-name="N0">
      <style:table-cell-properties style:rotation-align="none"/>
    </style:style>
    <style:style style:name="ce3" style:family="table-cell" style:parent-style-name="Default" style:data-style-name="N1">
      <style:table-cell-properties style:rotation-align="none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ime Lin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tart date</text:p>
          </table:table-cell>
          <table:table-cell office:value-type="string" calcext:value-type="string">
            <text:p>Duration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Choix du projet</text:p>
          </table:table-cell>
          <table:table-cell table:style-name="ce1" office:value-type="date" office:date-value="2020-10-06" calcext:value-type="date">
            <text:p>06-Oct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k 2</text:p>
          </table:table-cell>
          <table:table-cell table:style-name="ce1" office:value-type="date" office:date-value="2020-10-15" calcext:value-type="date">
            <text:p>15-Oct</text:p>
          </table:table-cell>
          <table:table-cell table:formula="of:=RANDBETWEEN(2;15)" office:value-type="float" office:value="2" calcext:value-type="float">
            <text:p>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k 3</text:p>
          </table:table-cell>
          <table:table-cell table:style-name="ce1" office:value-type="date" office:date-value="2020-11-15" calcext:value-type="date">
            <text:p>15-Nov</text:p>
          </table:table-cell>
          <table:table-cell table:formula="of:=RANDBETWEEN(2;15)" office:value-type="float" office:value="8" calcext:value-type="float">
            <text:p>8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k 3,5</text:p>
          </table:table-cell>
          <table:table-cell table:style-name="ce1" office:value-type="date" office:date-value="2020-11-20" calcext:value-type="date">
            <text:p>20-Nov</text:p>
          </table:table-cell>
          <table:table-cell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Task 4</text:p>
          </table:table-cell>
          <table:table-cell table:style-name="ce1" office:value-type="date" office:date-value="2020-12-01" calcext:value-type="date">
            <text:p>01-Dec</text:p>
          </table:table-cell>
          <table:table-cell table:formula="of:=RANDBETWEEN(2;15)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résentation YEP</text:p>
          </table:table-cell>
          <table:table-cell table:style-name="ce1" office:value-type="date" office:date-value="2020-12-15" calcext:value-type="date">
            <text:p>15-Dec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 table:number-rows-repeated="5">
          <table:table-cell/>
          <table:table-cell table:style-name="ce1"/>
          <table:table-cell table:number-columns-repeated="62"/>
        </table:table-row>
        <table:table-row table:style-name="ro1" table:number-rows-repeated="3">
          <table:table-cell table:number-columns-repeated="64"/>
        </table:table-row>
        <table:table-row table:style-name="ro1">
          <table:table-cell/>
          <table:table-cell table:style-name="ce2"/>
          <table:table-cell table:number-columns-repeated="62"/>
        </table:table-row>
        <table:table-row table:style-name="ro1" table:number-rows-repeated="104855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Gannt" table:style-name="ta2">
        <office:forms form:automatic-focus="false" form:apply-design-mode="false"/>
        <table:table-column table:style-name="co3" table:number-columns-repeated="64" table:default-cell-style-name="Default"/>
        <table:table-row table:style-name="ro2">
          <table:table-cell>
            <draw:frame table:end-cell-address="Gannt.O39" table:end-x="0.731cm" table:end-y="0.316cm" draw:z-index="0" draw:name="Graphique 1" draw:style-name="gr1" draw:text-style-name="P1" svg:width="24.067cm" svg:height="17.475cm" svg:x="0cm" svg:y="0cm">
              <draw:object draw:notify-on-update-of-ranges="'Time Line'.A2:'Time Line'.A7 'Time Line'.B1:'Time Line'.B1 'Time Line'.B2:'Time Line'.B7 'Time Line'.C1:'Time Line'.C1 'Time Line'.C2:'Time Line'.C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3"/>
        </table:table-row>
      </table:table>
      <table:table table:name="Help time" table:style-name="ta3">
        <table:table-column table:style-name="co2" table:number-columns-repeated="64" table:default-cell-style-name="Default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Date Value</text:p>
          </table:table-cell>
          <table:table-cell table:number-columns-repeated="62"/>
        </table:table-row>
        <table:table-row table:style-name="ro1">
          <table:table-cell table:style-name="ce1" office:value-type="date" office:date-value="2020-12-20" calcext:value-type="date">
            <text:p>20-Dec</text:p>
          </table:table-cell>
          <table:table-cell table:style-name="ce3" table:formula="of:=[.A2]" office:value-type="float" office:value="44185" calcext:value-type="float">
            <text:p>44185</text:p>
          </table:table-cell>
          <table:table-cell table:number-columns-repeated="62"/>
        </table:table-row>
        <table:table-row table:style-name="ro1" table:number-rows-repeated="104857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Arial Unicode MS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number:number-style style:name="N0">
      <number:number number:min-integer-digits="1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0P2" style:volatile="true">
      <number:text> </number:text>
      <number:fill-character> </number:fill-character>
      <number:text>-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1" style:volatile="true">
      <number:text>-£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1P2" style:volatile="true">
      <number:text> £</number:text>
      <number:fill-character> </number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1" style:volatile="true">
      <number:text>-£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3P2" style:volatile="true">
      <number:text> £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8">
      <number:day/>
      <number:text>-</number:text>
      <number:month number:textual="true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905cm" fo:margin-bottom="1.905cm" fo:margin-left="1.778cm" fo:margin-right="1.778cm" style:print-page-order="ttb" style:first-page-number="continue" style:scale-to-pages="1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annt" style:display-name="PageStyle_Gan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ime_20_Line" style:display-name="PageStyle_Time Lin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elp_20_time" style:display-name="PageStyle_Help time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édric THIERNESSE</meta:initial-creator>
    <dc:creator>Cédric THIERNESSE</dc:creator>
    <meta:creation-date>2020-07-04T14:29:32</meta:creation-date>
    <dc:date>2020-10-04T18:29:38</dc:date>
    <meta:editing-duration>P0D</meta:editing-duration>
    <meta:generator>LibreOffice/7.0.1.2$Linux_X86_64 LibreOffice_project/00$Build-2</meta:generator>
    <meta:document-statistic meta:table-count="3" meta:cell-count="25" meta:object-count="1"/>
    <meta:user-defined meta:name="AppVersion">16.0300</meta:user-defined>
    <meta:user-defined meta:name="ContentTypeId">0x0101004C309003FE8B0145B0D2A1325853A23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128">
      <number:day/>
      <number:text>-</number:text>
      <number:month number:textual="true"/>
    </number:dat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tacked="true" chart:vertical="true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tick-marks-major-inner="false" chart:tick-marks-major-outer="false" chart:logarithmic="false" chart:reverse-direction="tru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4" style:family="chart" style:data-style-name="N128">
      <style:chart-properties chart:display-label="true" chart:tick-marks-major-inner="false" chart:tick-marks-major-outer="false" chart:logarithmic="false" chart:minimum="44109" chart:maximum="44185" chart:interval-major="7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draw:stroke="none" svg:stroke-width="0.018cm" svg:stroke-color="#b3b3b3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28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="none"/>
      <style:text-properties fo:color="#000000" style:text-position="0% 100%" fo:font-family="Calibri" fo:font-size="10pt" style:font-size-asian="10pt" style:font-size-complex="10pt"/>
    </style:style>
    <style:style style:name="ch7" style:family="chart" style:data-style-name="N128">
      <style:chart-properties chart:link-data-style-to-source="true" chart:label-position="outside">
        <chart:label-separator>
          <text:p>; </text:p>
        </chart:label-separator>
      </style:chart-properties>
      <style:graphic-properties draw:stroke="none" draw:fill-color="#ed7d31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4.068cm" svg:height="17.476cm" xlink:href=".." xlink:type="simple" chart:class="chart:bar" chart:style-name="ch1">
        <chart:plot-area chart:style-name="ch2" table:cell-range-address="'Time Line'.A1:'Time Line'.C7" chart:data-source-has-labels="both" svg:x="0.481cm" svg:y="0.349cm" svg:width="23.106cm" svg:height="16.778cm">
          <chart:coordinate-region svg:x="2.778cm" svg:y="0.769cm" svg:width="20.809cm" svg:height="16.358cm"/>
          <chart:axis chart:dimension="x" chart:name="primary-x" chart:style-name="ch3" chartooo:axis-type="auto">
            <chartooo:date-scale/>
            <chart:categories table:cell-range-address="'Time Line'.A2:'Time Line'.A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Time Line'.B2:'Time Line'.B7" chart:label-cell-address="'Time Line'.B1:'Time Line'.B1" chart:class="chart:bar">
            <chart:data-point chart:repeated="6"/>
          </chart:series>
          <chart:series chart:style-name="ch7" chart:values-cell-range-address="'Time Line'.C2:'Time Line'.C7" chart:label-cell-address="'Time Line'.C1:'Time Line'.C1" chart:class="chart:bar"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art date</text:p>
                <draw:g>
                  <svg:desc>'Time Line'.B1:'Time Line'.B1</svg:desc>
                </draw:g>
              </table:table-cell>
              <table:table-cell office:value-type="string">
                <text:p>Duration</text:p>
                <draw:g>
                  <svg:desc>'Time Line'.C1:'Time Line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ix du projet</text:p>
                <draw:g>
                  <svg:desc>'Time Line'.A2:'Time Line'.A7</svg:desc>
                </draw:g>
              </table:table-cell>
              <table:table-cell office:value-type="float" office:value="44110">
                <text:p>44110</text:p>
                <draw:g>
                  <svg:desc>'Time Line'.B2:'Time Line'.B7</svg:desc>
                </draw:g>
              </table:table-cell>
              <table:table-cell office:value-type="float" office:value="1">
                <text:p>1</text:p>
                <draw:g>
                  <svg:desc>'Time Line'.C2:'Time Line'.C7</svg:desc>
                </draw:g>
              </table:table-cell>
            </table:table-row>
            <table:table-row>
              <table:table-cell office:value-type="string">
                <text:p>Task 2</text:p>
              </table:table-cell>
              <table:table-cell office:value-type="float" office:value="44119">
                <text:p>441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Task 3</text:p>
              </table:table-cell>
              <table:table-cell office:value-type="float" office:value="44150">
                <text:p>4415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Task 3,5</text:p>
              </table:table-cell>
              <table:table-cell office:value-type="float" office:value="44155">
                <text:p>4415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Task 4</text:p>
              </table:table-cell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Présentation YEP</text:p>
              </table:table-cell>
              <table:table-cell office:value-type="float" office:value="44180">
                <text:p>4418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